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7mm" svg:height="90.04mm" svg:x="245.05mm" svg:y="94.83mm">
            <loext:p draw:notify-on-update-of-ranges="Feuille1.A23:Feuille1.A39 Feuille1.B22:Feuille1.B22 Feuille1.B23:Feuille1.B39 Feuille1.C22:Feuille1.C22 Feuille1.C23:Feuille1.C39 Feuille1.D22:Feuille1.D22 Feuille1.D23:Feuille1.D3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Run 1</text:p>
          </table:table-cell>
          <table:table-cell table:number-columns-repeated="2"/>
          <table:table-cell office:value-type="string" calcext:value-type="string">
            <text:p>Run 2</text:p>
          </table:table-cell>
          <table:table-cell table:number-columns-repeated="2"/>
          <table:table-cell office:value-type="string" calcext:value-type="string">
            <text:p>Run 3</text:p>
          </table:table-cell>
          <table:table-cell table:number-columns-repeated="2"/>
          <table:table-cell office:value-type="string" calcext:value-type="string">
            <text:p>Run 4</text:p>
          </table:table-cell>
          <table:table-cell table:number-columns-repeated="2"/>
          <table:table-cell office:value-type="string" calcext:value-type="string">
            <text:p>Run 5</text:p>
          </table:table-cell>
          <table:table-cell/>
        </table:table-row>
        <table:table-row table:style-name="ro1">
          <table:table-cell office:value-type="string" calcext:value-type="string">
            <text:p>max prime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max prime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max prime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max prime</text:p>
          </table:table-cell>
          <table:table-cell office:value-type="string" calcext:value-type="string">
            <text:p>time(s)</text:p>
          </table:table-cell>
          <table:table-cell/>
          <table:table-cell office:value-type="string" calcext:value-type="string">
            <text:p>max prime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76.156" calcext:value-type="float">
            <text:p>76,156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76.488" calcext:value-type="float">
            <text:p>76,488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76.2224" calcext:value-type="float">
            <text:p>76,2224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76.8396" calcext:value-type="float">
            <text:p>76,8396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76.3856" calcext:value-type="float">
            <text:p>76,3856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03.6145" calcext:value-type="float">
            <text:p>103,6145</text:p>
          </table:table-cell>
          <table:table-cell/>
          <table:table-cell office:value-type="float" office:value="25000" calcext:value-type="float">
            <text:p>25000</text:p>
          </table:table-cell>
          <table:table-cell office:value-type="float" office:value="103.4851" calcext:value-type="float">
            <text:p>103,4851</text:p>
          </table:table-cell>
          <table:table-cell/>
          <table:table-cell office:value-type="float" office:value="25000" calcext:value-type="float">
            <text:p>25000</text:p>
          </table:table-cell>
          <table:table-cell office:value-type="float" office:value="103.7267" calcext:value-type="float">
            <text:p>103,7267</text:p>
          </table:table-cell>
          <table:table-cell/>
          <table:table-cell office:value-type="float" office:value="25000" calcext:value-type="float">
            <text:p>25000</text:p>
          </table:table-cell>
          <table:table-cell office:value-type="float" office:value="103.9947" calcext:value-type="float">
            <text:p>103,9947</text:p>
          </table:table-cell>
          <table:table-cell/>
          <table:table-cell office:value-type="float" office:value="25000" calcext:value-type="float">
            <text:p>25000</text:p>
          </table:table-cell>
          <table:table-cell office:value-type="float" office:value="103.7423" calcext:value-type="float">
            <text:p>103,742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32.6876" calcext:value-type="float">
            <text:p>132,6876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133.2284" calcext:value-type="float">
            <text:p>133,2284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133.3241" calcext:value-type="float">
            <text:p>133,3241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133.7163" calcext:value-type="float">
            <text:p>133,7163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132.735" calcext:value-type="float">
            <text:p>132,735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164.8243" calcext:value-type="float">
            <text:p>164,8243</text:p>
          </table:table-cell>
          <table:table-cell/>
          <table:table-cell office:value-type="float" office:value="35000" calcext:value-type="float">
            <text:p>35000</text:p>
          </table:table-cell>
          <table:table-cell office:value-type="float" office:value="164.6135" calcext:value-type="float">
            <text:p>164,6135</text:p>
          </table:table-cell>
          <table:table-cell/>
          <table:table-cell office:value-type="float" office:value="35000" calcext:value-type="float">
            <text:p>35000</text:p>
          </table:table-cell>
          <table:table-cell office:value-type="float" office:value="164.8229" calcext:value-type="float">
            <text:p>164,8229</text:p>
          </table:table-cell>
          <table:table-cell/>
          <table:table-cell office:value-type="float" office:value="35000" calcext:value-type="float">
            <text:p>35000</text:p>
          </table:table-cell>
          <table:table-cell office:value-type="float" office:value="165.0867" calcext:value-type="float">
            <text:p>165,0867</text:p>
          </table:table-cell>
          <table:table-cell/>
          <table:table-cell office:value-type="float" office:value="35000" calcext:value-type="float">
            <text:p>35000</text:p>
          </table:table-cell>
          <table:table-cell office:value-type="float" office:value="163.6642" calcext:value-type="float">
            <text:p>163,6642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96.7016" calcext:value-type="float">
            <text:p>196,7016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197.2576" calcext:value-type="float">
            <text:p>197,2576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197.7869" calcext:value-type="float">
            <text:p>197,7869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198.492" calcext:value-type="float">
            <text:p>198,492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196.3813" calcext:value-type="float">
            <text:p>196,3813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232.6976" calcext:value-type="float">
            <text:p>232,6976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232.6066" calcext:value-type="float">
            <text:p>232,6066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233.7154" calcext:value-type="float">
            <text:p>233,7154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232.7001" calcext:value-type="float">
            <text:p>232,7001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230.6669" calcext:value-type="float">
            <text:p>230,666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69.4196" calcext:value-type="float">
            <text:p>269,4196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267.8847" calcext:value-type="float">
            <text:p>267,8847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269.4525" calcext:value-type="float">
            <text:p>269,4525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268.9239" calcext:value-type="float">
            <text:p>268,9239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267.4192" calcext:value-type="float">
            <text:p>267,4192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307.3655" calcext:value-type="float">
            <text:p>307,3655</text:p>
          </table:table-cell>
          <table:table-cell/>
          <table:table-cell office:value-type="float" office:value="55000" calcext:value-type="float">
            <text:p>55000</text:p>
          </table:table-cell>
          <table:table-cell office:value-type="float" office:value="305.9144" calcext:value-type="float">
            <text:p>305,9144</text:p>
          </table:table-cell>
          <table:table-cell/>
          <table:table-cell office:value-type="float" office:value="55000" calcext:value-type="float">
            <text:p>55000</text:p>
          </table:table-cell>
          <table:table-cell office:value-type="float" office:value="306.6986" calcext:value-type="float">
            <text:p>306,6986</text:p>
          </table:table-cell>
          <table:table-cell/>
          <table:table-cell office:value-type="float" office:value="55000" calcext:value-type="float">
            <text:p>55000</text:p>
          </table:table-cell>
          <table:table-cell office:value-type="float" office:value="306.1807" calcext:value-type="float">
            <text:p>306,1807</text:p>
          </table:table-cell>
          <table:table-cell/>
          <table:table-cell office:value-type="float" office:value="55000" calcext:value-type="float">
            <text:p>55000</text:p>
          </table:table-cell>
          <table:table-cell office:value-type="float" office:value="305.6006" calcext:value-type="float">
            <text:p>305,6006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347.3218" calcext:value-type="float">
            <text:p>347,3218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float" office:value="347.5015" calcext:value-type="float">
            <text:p>347,5015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float" office:value="345.028" calcext:value-type="float">
            <text:p>345,028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float" office:value="346.6687" calcext:value-type="float">
            <text:p>346,6687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float" office:value="346.5382" calcext:value-type="float">
            <text:p>346,5382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386.2267" calcext:value-type="float">
            <text:p>386,2267</text:p>
          </table:table-cell>
          <table:table-cell/>
          <table:table-cell office:value-type="float" office:value="65000" calcext:value-type="float">
            <text:p>65000</text:p>
          </table:table-cell>
          <table:table-cell office:value-type="float" office:value="388.0062" calcext:value-type="float">
            <text:p>388,0062</text:p>
          </table:table-cell>
          <table:table-cell/>
          <table:table-cell office:value-type="float" office:value="65000" calcext:value-type="float">
            <text:p>65000</text:p>
          </table:table-cell>
          <table:table-cell office:value-type="float" office:value="384.2764" calcext:value-type="float">
            <text:p>384,2764</text:p>
          </table:table-cell>
          <table:table-cell/>
          <table:table-cell office:value-type="float" office:value="65000" calcext:value-type="float">
            <text:p>65000</text:p>
          </table:table-cell>
          <table:table-cell office:value-type="float" office:value="386.0789" calcext:value-type="float">
            <text:p>386,0789</text:p>
          </table:table-cell>
          <table:table-cell/>
          <table:table-cell office:value-type="float" office:value="65000" calcext:value-type="float">
            <text:p>65000</text:p>
          </table:table-cell>
          <table:table-cell office:value-type="float" office:value="385.7635" calcext:value-type="float">
            <text:p>385,7635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425.6591" calcext:value-type="float">
            <text:p>425,6591</text:p>
          </table:table-cell>
          <table:table-cell/>
          <table:table-cell office:value-type="float" office:value="70000" calcext:value-type="float">
            <text:p>70000</text:p>
          </table:table-cell>
          <table:table-cell office:value-type="float" office:value="430.4697" calcext:value-type="float">
            <text:p>430,4697</text:p>
          </table:table-cell>
          <table:table-cell/>
          <table:table-cell office:value-type="float" office:value="70000" calcext:value-type="float">
            <text:p>70000</text:p>
          </table:table-cell>
          <table:table-cell office:value-type="float" office:value="426.2877" calcext:value-type="float">
            <text:p>426,2877</text:p>
          </table:table-cell>
          <table:table-cell/>
          <table:table-cell office:value-type="float" office:value="70000" calcext:value-type="float">
            <text:p>70000</text:p>
          </table:table-cell>
          <table:table-cell office:value-type="float" office:value="427.7168" calcext:value-type="float">
            <text:p>427,7168</text:p>
          </table:table-cell>
          <table:table-cell/>
          <table:table-cell office:value-type="float" office:value="70000" calcext:value-type="float">
            <text:p>70000</text:p>
          </table:table-cell>
          <table:table-cell office:value-type="float" office:value="427.3028" calcext:value-type="float">
            <text:p>427,3028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471.7908" calcext:value-type="float">
            <text:p>471,7908</text:p>
          </table:table-cell>
          <table:table-cell/>
          <table:table-cell office:value-type="float" office:value="75000" calcext:value-type="float">
            <text:p>75000</text:p>
          </table:table-cell>
          <table:table-cell office:value-type="float" office:value="469.7661" calcext:value-type="float">
            <text:p>469,7661</text:p>
          </table:table-cell>
          <table:table-cell/>
          <table:table-cell office:value-type="float" office:value="75000" calcext:value-type="float">
            <text:p>75000</text:p>
          </table:table-cell>
          <table:table-cell office:value-type="float" office:value="471.5506" calcext:value-type="float">
            <text:p>471,5506</text:p>
          </table:table-cell>
          <table:table-cell/>
          <table:table-cell office:value-type="float" office:value="75000" calcext:value-type="float">
            <text:p>75000</text:p>
          </table:table-cell>
          <table:table-cell office:value-type="float" office:value="469.2128" calcext:value-type="float">
            <text:p>469,2128</text:p>
          </table:table-cell>
          <table:table-cell/>
          <table:table-cell office:value-type="float" office:value="75000" calcext:value-type="float">
            <text:p>75000</text:p>
          </table:table-cell>
          <table:table-cell office:value-type="float" office:value="469.8559" calcext:value-type="float">
            <text:p>469,8559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12.9173" calcext:value-type="float">
            <text:p>512,9173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float" office:value="513.8873" calcext:value-type="float">
            <text:p>513,8873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float" office:value="514.3259" calcext:value-type="float">
            <text:p>514,3259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float" office:value="513.6397" calcext:value-type="float">
            <text:p>513,6397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float" office:value="509.9004" calcext:value-type="float">
            <text:p>509,9004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554.6556" calcext:value-type="float">
            <text:p>554,6556</text:p>
          </table:table-cell>
          <table:table-cell/>
          <table:table-cell office:value-type="float" office:value="85000" calcext:value-type="float">
            <text:p>85000</text:p>
          </table:table-cell>
          <table:table-cell office:value-type="float" office:value="559.1052" calcext:value-type="float">
            <text:p>559,1052</text:p>
          </table:table-cell>
          <table:table-cell/>
          <table:table-cell office:value-type="float" office:value="85000" calcext:value-type="float">
            <text:p>85000</text:p>
          </table:table-cell>
          <table:table-cell office:value-type="float" office:value="556.1867" calcext:value-type="float">
            <text:p>556,1867</text:p>
          </table:table-cell>
          <table:table-cell/>
          <table:table-cell office:value-type="float" office:value="85000" calcext:value-type="float">
            <text:p>85000</text:p>
          </table:table-cell>
          <table:table-cell office:value-type="float" office:value="560.331" calcext:value-type="float">
            <text:p>560,331</text:p>
          </table:table-cell>
          <table:table-cell/>
          <table:table-cell office:value-type="float" office:value="85000" calcext:value-type="float">
            <text:p>85000</text:p>
          </table:table-cell>
          <table:table-cell office:value-type="float" office:value="548.768" calcext:value-type="float">
            <text:p>548,768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602.8645" calcext:value-type="float">
            <text:p>602,8645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float" office:value="602.6319" calcext:value-type="float">
            <text:p>602,6319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float" office:value="607.8232" calcext:value-type="float">
            <text:p>607,8232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float" office:value="604.7671" calcext:value-type="float">
            <text:p>604,7671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float" office:value="594.4763" calcext:value-type="float">
            <text:p>594,4763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649.3238" calcext:value-type="float">
            <text:p>649,3238</text:p>
          </table:table-cell>
          <table:table-cell/>
          <table:table-cell office:value-type="float" office:value="95000" calcext:value-type="float">
            <text:p>95000</text:p>
          </table:table-cell>
          <table:table-cell office:value-type="float" office:value="653.5176" calcext:value-type="float">
            <text:p>653,5176</text:p>
          </table:table-cell>
          <table:table-cell/>
          <table:table-cell office:value-type="float" office:value="95000" calcext:value-type="float">
            <text:p>95000</text:p>
          </table:table-cell>
          <table:table-cell office:value-type="float" office:value="653.5621" calcext:value-type="float">
            <text:p>653,5621</text:p>
          </table:table-cell>
          <table:table-cell/>
          <table:table-cell office:value-type="float" office:value="95000" calcext:value-type="float">
            <text:p>95000</text:p>
          </table:table-cell>
          <table:table-cell office:value-type="float" office:value="651.0265" calcext:value-type="float">
            <text:p>651,0265</text:p>
          </table:table-cell>
          <table:table-cell/>
          <table:table-cell office:value-type="float" office:value="95000" calcext:value-type="float">
            <text:p>95000</text:p>
          </table:table-cell>
          <table:table-cell office:value-type="float" office:value="642.798" calcext:value-type="float">
            <text:p>642,79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698.0888" calcext:value-type="float">
            <text:p>698,0888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703.3647" calcext:value-type="float">
            <text:p>703,3647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700.9377" calcext:value-type="float">
            <text:p>700,9377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700.3841" calcext:value-type="float">
            <text:p>700,3841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689.2644" calcext:value-type="float">
            <text:p>689,264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result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x prim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ediane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formula="of:=MIN([.$B3];[.$E3];[.$H3];[.$K3];[.$N3])" office:value-type="float" office:value="76.156" calcext:value-type="float">
            <text:p>76,156</text:p>
          </table:table-cell>
          <table:table-cell table:formula="of:=MEDIAN([.$B3];[.$E3];[.$H3];[.$K3];[.$N3])" office:value-type="float" office:value="76.3856" calcext:value-type="float">
            <text:p>76,3856</text:p>
          </table:table-cell>
          <table:table-cell table:formula="of:=MAX([.$B3];[.$E3];[.$H3];[.$K3];[.$N3])" office:value-type="float" office:value="76.8396" calcext:value-type="float">
            <text:p>76,8396</text:p>
          </table:table-cell>
          <table:table-cell table:number-columns-repeated="10"/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formula="of:=MIN([.$B4];[.$E4];[.$H4];[.$K4];[.$N4])" office:value-type="float" office:value="103.4851" calcext:value-type="float">
            <text:p>103,4851</text:p>
          </table:table-cell>
          <table:table-cell table:formula="of:=MEDIAN([.$B4];[.$E4];[.$H4];[.$K4];[.$N4])" office:value-type="float" office:value="103.7267" calcext:value-type="float">
            <text:p>103,7267</text:p>
          </table:table-cell>
          <table:table-cell table:formula="of:=MAX([.$B4];[.$E4];[.$H4];[.$K4];[.$N4])" office:value-type="float" office:value="103.9947" calcext:value-type="float">
            <text:p>103,9947</text:p>
          </table:table-cell>
          <table:table-cell table:number-columns-repeated="10"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formula="of:=MIN([.$B5];[.$E5];[.$H5];[.$K5];[.$N5])" office:value-type="float" office:value="132.6876" calcext:value-type="float">
            <text:p>132,6876</text:p>
          </table:table-cell>
          <table:table-cell table:formula="of:=MEDIAN([.$B5];[.$E5];[.$H5];[.$K5];[.$N5])" office:value-type="float" office:value="133.2284" calcext:value-type="float">
            <text:p>133,2284</text:p>
          </table:table-cell>
          <table:table-cell table:formula="of:=MAX([.$B5];[.$E5];[.$H5];[.$K5];[.$N5])" office:value-type="float" office:value="133.7163" calcext:value-type="float">
            <text:p>133,7163</text:p>
          </table:table-cell>
          <table:table-cell table:number-columns-repeated="10"/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formula="of:=MIN([.$B6];[.$E6];[.$H6];[.$K6];[.$N6])" office:value-type="float" office:value="163.6642" calcext:value-type="float">
            <text:p>163,6642</text:p>
          </table:table-cell>
          <table:table-cell table:formula="of:=MEDIAN([.$B6];[.$E6];[.$H6];[.$K6];[.$N6])" office:value-type="float" office:value="164.8229" calcext:value-type="float">
            <text:p>164,8229</text:p>
          </table:table-cell>
          <table:table-cell table:formula="of:=MAX([.$B6];[.$E6];[.$H6];[.$K6];[.$N6])" office:value-type="float" office:value="165.0867" calcext:value-type="float">
            <text:p>165,0867</text:p>
          </table:table-cell>
          <table:table-cell table:number-columns-repeated="10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formula="of:=MIN([.$B7];[.$E7];[.$H7];[.$K7];[.$N7])" office:value-type="float" office:value="196.3813" calcext:value-type="float">
            <text:p>196,3813</text:p>
          </table:table-cell>
          <table:table-cell table:formula="of:=MEDIAN([.$B7];[.$E7];[.$H7];[.$K7];[.$N7])" office:value-type="float" office:value="197.2576" calcext:value-type="float">
            <text:p>197,2576</text:p>
          </table:table-cell>
          <table:table-cell table:formula="of:=MAX([.$B7];[.$E7];[.$H7];[.$K7];[.$N7])" office:value-type="float" office:value="198.492" calcext:value-type="float">
            <text:p>198,492</text:p>
          </table:table-cell>
          <table:table-cell table:number-columns-repeated="10"/>
        </table:table-row>
        <table:table-row table:style-name="ro1">
          <table:table-cell office:value-type="float" office:value="45000" calcext:value-type="float">
            <text:p>45000</text:p>
          </table:table-cell>
          <table:table-cell table:formula="of:=MIN([.$B8];[.$E8];[.$H8];[.$K8];[.$N8])" office:value-type="float" office:value="230.6669" calcext:value-type="float">
            <text:p>230,6669</text:p>
          </table:table-cell>
          <table:table-cell table:formula="of:=MEDIAN([.$B8];[.$E8];[.$H8];[.$K8];[.$N8])" office:value-type="float" office:value="232.6976" calcext:value-type="float">
            <text:p>232,6976</text:p>
          </table:table-cell>
          <table:table-cell table:formula="of:=MAX([.$B8];[.$E8];[.$H8];[.$K8];[.$N8])" office:value-type="float" office:value="233.7154" calcext:value-type="float">
            <text:p>233,7154</text:p>
          </table:table-cell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MIN([.$B9];[.$E9];[.$H9];[.$K9];[.$N9])" office:value-type="float" office:value="267.4192" calcext:value-type="float">
            <text:p>267,4192</text:p>
          </table:table-cell>
          <table:table-cell table:formula="of:=MEDIAN([.$B9];[.$E9];[.$H9];[.$K9];[.$N9])" office:value-type="float" office:value="268.9239" calcext:value-type="float">
            <text:p>268,9239</text:p>
          </table:table-cell>
          <table:table-cell table:formula="of:=MAX([.$B9];[.$E9];[.$H9];[.$K9];[.$N9])" office:value-type="float" office:value="269.4525" calcext:value-type="float">
            <text:p>269,4525</text:p>
          </table:table-cell>
          <table:table-cell table:number-columns-repeated="10"/>
        </table:table-row>
        <table:table-row table:style-name="ro1">
          <table:table-cell office:value-type="float" office:value="55000" calcext:value-type="float">
            <text:p>55000</text:p>
          </table:table-cell>
          <table:table-cell table:formula="of:=MIN([.$B10];[.$E10];[.$H10];[.$K10];[.$N10])" office:value-type="float" office:value="305.6006" calcext:value-type="float">
            <text:p>305,6006</text:p>
          </table:table-cell>
          <table:table-cell table:formula="of:=MEDIAN([.$B10];[.$E10];[.$H10];[.$K10];[.$N10])" office:value-type="float" office:value="306.1807" calcext:value-type="float">
            <text:p>306,1807</text:p>
          </table:table-cell>
          <table:table-cell table:formula="of:=MAX([.$B10];[.$E10];[.$H10];[.$K10];[.$N10])" office:value-type="float" office:value="307.3655" calcext:value-type="float">
            <text:p>307,3655</text:p>
          </table:table-cell>
          <table:table-cell table:number-columns-repeated="10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formula="of:=MIN([.$B11];[.$E11];[.$H11];[.$K11];[.$N11])" office:value-type="float" office:value="345.028" calcext:value-type="float">
            <text:p>345,028</text:p>
          </table:table-cell>
          <table:table-cell table:formula="of:=MEDIAN([.$B11];[.$E11];[.$H11];[.$K11];[.$N11])" office:value-type="float" office:value="346.6687" calcext:value-type="float">
            <text:p>346,6687</text:p>
          </table:table-cell>
          <table:table-cell table:formula="of:=MAX([.$B11];[.$E11];[.$H11];[.$K11];[.$N11])" office:value-type="float" office:value="347.5015" calcext:value-type="float">
            <text:p>347,5015</text:p>
          </table:table-cell>
          <table:table-cell table:number-columns-repeated="10"/>
        </table:table-row>
        <table:table-row table:style-name="ro1">
          <table:table-cell office:value-type="float" office:value="65000" calcext:value-type="float">
            <text:p>65000</text:p>
          </table:table-cell>
          <table:table-cell table:formula="of:=MIN([.$B12];[.$E12];[.$H12];[.$K12];[.$N12])" office:value-type="float" office:value="384.2764" calcext:value-type="float">
            <text:p>384,2764</text:p>
          </table:table-cell>
          <table:table-cell table:formula="of:=MEDIAN([.$B12];[.$E12];[.$H12];[.$K12];[.$N12])" office:value-type="float" office:value="386.0789" calcext:value-type="float">
            <text:p>386,0789</text:p>
          </table:table-cell>
          <table:table-cell table:formula="of:=MAX([.$B12];[.$E12];[.$H12];[.$K12];[.$N12])" office:value-type="float" office:value="388.0062" calcext:value-type="float">
            <text:p>388,0062</text:p>
          </table:table-cell>
          <table:table-cell table:number-columns-repeated="10"/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formula="of:=MIN([.$B13];[.$E13];[.$H13];[.$K13];[.$N13])" office:value-type="float" office:value="425.6591" calcext:value-type="float">
            <text:p>425,6591</text:p>
          </table:table-cell>
          <table:table-cell table:formula="of:=MEDIAN([.$B13];[.$E13];[.$H13];[.$K13];[.$N13])" office:value-type="float" office:value="427.3028" calcext:value-type="float">
            <text:p>427,3028</text:p>
          </table:table-cell>
          <table:table-cell table:formula="of:=MAX([.$B13];[.$E13];[.$H13];[.$K13];[.$N13])" office:value-type="float" office:value="430.4697" calcext:value-type="float">
            <text:p>430,4697</text:p>
          </table:table-cell>
          <table:table-cell table:number-columns-repeated="10"/>
        </table:table-row>
        <table:table-row table:style-name="ro1">
          <table:table-cell office:value-type="float" office:value="75000" calcext:value-type="float">
            <text:p>75000</text:p>
          </table:table-cell>
          <table:table-cell table:formula="of:=MIN([.$B14];[.$E14];[.$H14];[.$K14];[.$N14])" office:value-type="float" office:value="469.2128" calcext:value-type="float">
            <text:p>469,2128</text:p>
          </table:table-cell>
          <table:table-cell table:formula="of:=MEDIAN([.$B14];[.$E14];[.$H14];[.$K14];[.$N14])" office:value-type="float" office:value="469.8559" calcext:value-type="float">
            <text:p>469,8559</text:p>
          </table:table-cell>
          <table:table-cell table:formula="of:=MAX([.$B14];[.$E14];[.$H14];[.$K14];[.$N14])" office:value-type="float" office:value="471.7908" calcext:value-type="float">
            <text:p>471,7908</text:p>
          </table:table-cell>
          <table:table-cell table:number-columns-repeated="10"/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formula="of:=MIN([.$B15];[.$E15];[.$H15];[.$K15];[.$N15])" office:value-type="float" office:value="509.9004" calcext:value-type="float">
            <text:p>509,9004</text:p>
          </table:table-cell>
          <table:table-cell table:formula="of:=MEDIAN([.$B15];[.$E15];[.$H15];[.$K15];[.$N15])" office:value-type="float" office:value="513.6397" calcext:value-type="float">
            <text:p>513,6397</text:p>
          </table:table-cell>
          <table:table-cell table:formula="of:=MAX([.$B15];[.$E15];[.$H15];[.$K15];[.$N15])" office:value-type="float" office:value="514.3259" calcext:value-type="float">
            <text:p>514,3259</text:p>
          </table:table-cell>
          <table:table-cell table:number-columns-repeated="10"/>
        </table:table-row>
        <table:table-row table:style-name="ro1">
          <table:table-cell office:value-type="float" office:value="85000" calcext:value-type="float">
            <text:p>85000</text:p>
          </table:table-cell>
          <table:table-cell table:formula="of:=MIN([.$B16];[.$E16];[.$H16];[.$K16];[.$N16])" office:value-type="float" office:value="548.768" calcext:value-type="float">
            <text:p>548,768</text:p>
          </table:table-cell>
          <table:table-cell table:formula="of:=MEDIAN([.$B16];[.$E16];[.$H16];[.$K16];[.$N16])" office:value-type="float" office:value="556.1867" calcext:value-type="float">
            <text:p>556,1867</text:p>
          </table:table-cell>
          <table:table-cell table:formula="of:=MAX([.$B16];[.$E16];[.$H16];[.$K16];[.$N16])" office:value-type="float" office:value="560.331" calcext:value-type="float">
            <text:p>560,331</text:p>
          </table:table-cell>
          <table:table-cell table:number-columns-repeated="10"/>
        </table:table-row>
        <table:table-row table:style-name="ro1">
          <table:table-cell office:value-type="float" office:value="90000" calcext:value-type="float">
            <text:p>90000</text:p>
          </table:table-cell>
          <table:table-cell table:formula="of:=MIN([.$B17];[.$E17];[.$H17];[.$K17];[.$N17])" office:value-type="float" office:value="594.4763" calcext:value-type="float">
            <text:p>594,4763</text:p>
          </table:table-cell>
          <table:table-cell table:formula="of:=MEDIAN([.$B17];[.$E17];[.$H17];[.$K17];[.$N17])" office:value-type="float" office:value="602.8645" calcext:value-type="float">
            <text:p>602,8645</text:p>
          </table:table-cell>
          <table:table-cell table:formula="of:=MAX([.$B17];[.$E17];[.$H17];[.$K17];[.$N17])" office:value-type="float" office:value="607.8232" calcext:value-type="float">
            <text:p>607,8232</text:p>
          </table:table-cell>
          <table:table-cell table:number-columns-repeated="10"/>
        </table:table-row>
        <table:table-row table:style-name="ro1">
          <table:table-cell office:value-type="float" office:value="95000" calcext:value-type="float">
            <text:p>95000</text:p>
          </table:table-cell>
          <table:table-cell table:formula="of:=MIN([.$B18];[.$E18];[.$H18];[.$K18];[.$N18])" office:value-type="float" office:value="642.798" calcext:value-type="float">
            <text:p>642,798</text:p>
          </table:table-cell>
          <table:table-cell table:formula="of:=MEDIAN([.$B18];[.$E18];[.$H18];[.$K18];[.$N18])" office:value-type="float" office:value="651.0265" calcext:value-type="float">
            <text:p>651,0265</text:p>
          </table:table-cell>
          <table:table-cell table:formula="of:=MAX([.$B18];[.$E18];[.$H18];[.$K18];[.$N18])" office:value-type="float" office:value="653.5621" calcext:value-type="float">
            <text:p>653,5621</text:p>
          </table:table-cell>
          <table:table-cell table:number-columns-repeated="10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MIN([.$B19];[.$E19];[.$H19];[.$K19];[.$N19])" office:value-type="float" office:value="689.2644" calcext:value-type="float">
            <text:p>689,2644</text:p>
          </table:table-cell>
          <table:table-cell table:formula="of:=MEDIAN([.$B19];[.$E19];[.$H19];[.$K19];[.$N19])" office:value-type="float" office:value="700.3841" calcext:value-type="float">
            <text:p>700,3841</text:p>
          </table:table-cell>
          <table:table-cell table:formula="of:=MAX([.$B19];[.$E19];[.$H19];[.$K19];[.$N19])" office:value-type="float" office:value="703.3647" calcext:value-type="float">
            <text:p>703,3647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Feuille1.N3:Feuille1.N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/00/0000</text:date>, <text:time style:data-style-name="N2" text:time-value="16:11:19.2729041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8T17:06:45.646147763</meta:creation-date>
    <dc:date>2017-02-19T16:12:02.568623192</dc:date>
    <meta:editing-duration>PT14M54S</meta:editing-duration>
    <meta:editing-cycles>4</meta:editing-cycles>
    <meta:generator>LibreOffice/5.2.2.2$Linux_X86_64 LibreOffice_project/20m0$Build-2</meta:generator>
    <meta:document-statistic meta:table-count="1" meta:cell-count="2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4.291cm" svg:y="0.316cm" chart:style-name="ch2">
          <text:p>A1 : Durée en fonction de max prime</text:p>
        </chart:title>
        <chart:legend chart:legend-position="end" svg:x="13.358cm" svg:y="3.705cm" style:legend-expansion="high" chart:style-name="ch3"/>
        <chart:plot-area chart:style-name="ch4" table:cell-range-address="Feuille1.A22:Feuille1.D39" chart:data-source-has-labels="both" svg:x="1.33cm" svg:y="1.275cm" svg:width="11.709cm" svg:height="6.569cm">
          <chartooo:coordinate-region svg:x="2.137cm" svg:y="1.275cm" svg:width="10.762cm" svg:height="5.054cm"/>
          <chart:axis chart:dimension="x" chart:name="primary-x" chart:style-name="ch5" chartooo:axis-type="auto">
            <chartooo:date-scale/>
            <chart:title svg:x="6.373cm" svg:y="8.024cm" chart:style-name="ch6">
              <text:p>max prime</text:p>
            </chart:title>
            <chart:categories table:cell-range-address="Feuille1.A23:Feuille1.A39"/>
            <chart:grid chart:style-name="ch7" chart:class="major"/>
          </chart:axis>
          <chart:axis chart:dimension="y" chart:name="primary-y" chart:style-name="ch5">
            <chart:title svg:x="0.451cm" svg:y="5.278cm" chart:style-name="ch8">
              <text:p>temps (s)</text:p>
            </chart:title>
            <chart:grid chart:style-name="ch7" chart:class="major"/>
          </chart:axis>
          <chart:series chart:style-name="ch9" chart:values-cell-range-address="Feuille1.B23:Feuille1.B39" chart:label-cell-address="Feuille1.B22:Feuille1.B22" chart:class="chart:line">
            <chart:data-point chart:repeated="17"/>
          </chart:series>
          <chart:series chart:style-name="ch10" chart:values-cell-range-address="Feuille1.C23:Feuille1.C39" chart:label-cell-address="Feuille1.C22:Feuille1.C22" chart:class="chart:line">
            <chart:data-point chart:repeated="17"/>
          </chart:series>
          <chart:series chart:style-name="ch11" chart:values-cell-range-address="Feuille1.D23:Feuille1.D39" chart:label-cell-address="Feuille1.D22:Feuille1.D22" chart:class="chart:line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Feuille1.B22:Feuille1.B22</svg:desc>
                </draw:g>
              </table:table-cell>
              <table:table-cell office:value-type="string">
                <text:p>mediane</text:p>
                <draw:g>
                  <svg:desc>Feuille1.C22:Feuille1.C22</svg:desc>
                </draw:g>
              </table:table-cell>
              <table:table-cell office:value-type="string">
                <text:p>max</text:p>
                <draw:g>
                  <svg:desc>Feuille1.D22:Feuille1.D22</svg:desc>
                </draw:g>
              </table:table-cell>
            </table:table-row>
          </table:table-header-rows>
          <table:table-rows>
            <table:table-row>
              <table:table-cell office:value-type="float" office:value="20000">
                <text:p>20000</text:p>
                <draw:g>
                  <svg:desc>Feuille1.A23:Feuille1.A39</svg:desc>
                </draw:g>
              </table:table-cell>
              <table:table-cell office:value-type="float" office:value="76.156">
                <text:p>76.156</text:p>
                <draw:g>
                  <svg:desc>Feuille1.B23:Feuille1.B39</svg:desc>
                </draw:g>
              </table:table-cell>
              <table:table-cell office:value-type="float" office:value="76.3856">
                <text:p>76.3856</text:p>
                <draw:g>
                  <svg:desc>Feuille1.C23:Feuille1.C39</svg:desc>
                </draw:g>
              </table:table-cell>
              <table:table-cell office:value-type="float" office:value="76.8396">
                <text:p>76.8396</text:p>
                <draw:g>
                  <svg:desc>Feuille1.D23:Feuille1.D39</svg:desc>
                </draw:g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03.4851">
                <text:p>103.4851</text:p>
              </table:table-cell>
              <table:table-cell office:value-type="float" office:value="103.7267">
                <text:p>103.7267</text:p>
              </table:table-cell>
              <table:table-cell office:value-type="float" office:value="103.9947">
                <text:p>103.9947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32.6876">
                <text:p>132.6876</text:p>
              </table:table-cell>
              <table:table-cell office:value-type="float" office:value="133.2284">
                <text:p>133.2284</text:p>
              </table:table-cell>
              <table:table-cell office:value-type="float" office:value="133.7163">
                <text:p>133.7163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163.6642">
                <text:p>163.6642</text:p>
              </table:table-cell>
              <table:table-cell office:value-type="float" office:value="164.8229">
                <text:p>164.8229</text:p>
              </table:table-cell>
              <table:table-cell office:value-type="float" office:value="165.0867">
                <text:p>165.0867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96.3813">
                <text:p>196.3813</text:p>
              </table:table-cell>
              <table:table-cell office:value-type="float" office:value="197.2576">
                <text:p>197.2576</text:p>
              </table:table-cell>
              <table:table-cell office:value-type="float" office:value="198.492">
                <text:p>198.492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230.6669">
                <text:p>230.6669</text:p>
              </table:table-cell>
              <table:table-cell office:value-type="float" office:value="232.6976">
                <text:p>232.6976</text:p>
              </table:table-cell>
              <table:table-cell office:value-type="float" office:value="233.7154">
                <text:p>233.715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67.4192">
                <text:p>267.4192</text:p>
              </table:table-cell>
              <table:table-cell office:value-type="float" office:value="268.9239">
                <text:p>268.9239</text:p>
              </table:table-cell>
              <table:table-cell office:value-type="float" office:value="269.4525">
                <text:p>269.4525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305.6006">
                <text:p>305.6006</text:p>
              </table:table-cell>
              <table:table-cell office:value-type="float" office:value="306.1807">
                <text:p>306.1807</text:p>
              </table:table-cell>
              <table:table-cell office:value-type="float" office:value="307.3655">
                <text:p>307.3655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345.028">
                <text:p>345.028</text:p>
              </table:table-cell>
              <table:table-cell office:value-type="float" office:value="346.6687">
                <text:p>346.6687</text:p>
              </table:table-cell>
              <table:table-cell office:value-type="float" office:value="347.5015">
                <text:p>347.5015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384.2764">
                <text:p>384.2764</text:p>
              </table:table-cell>
              <table:table-cell office:value-type="float" office:value="386.0789">
                <text:p>386.0789</text:p>
              </table:table-cell>
              <table:table-cell office:value-type="float" office:value="388.0062">
                <text:p>388.0062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425.6591">
                <text:p>425.6591</text:p>
              </table:table-cell>
              <table:table-cell office:value-type="float" office:value="427.3028">
                <text:p>427.3028</text:p>
              </table:table-cell>
              <table:table-cell office:value-type="float" office:value="430.4697">
                <text:p>430.4697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469.2128">
                <text:p>469.2128</text:p>
              </table:table-cell>
              <table:table-cell office:value-type="float" office:value="469.8559">
                <text:p>469.8559</text:p>
              </table:table-cell>
              <table:table-cell office:value-type="float" office:value="471.7908">
                <text:p>471.7908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509.9004">
                <text:p>509.9004</text:p>
              </table:table-cell>
              <table:table-cell office:value-type="float" office:value="513.6397">
                <text:p>513.6397</text:p>
              </table:table-cell>
              <table:table-cell office:value-type="float" office:value="514.3259">
                <text:p>514.3259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548.768">
                <text:p>548.768</text:p>
              </table:table-cell>
              <table:table-cell office:value-type="float" office:value="556.1867">
                <text:p>556.1867</text:p>
              </table:table-cell>
              <table:table-cell office:value-type="float" office:value="560.331">
                <text:p>560.331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594.4763">
                <text:p>594.4763</text:p>
              </table:table-cell>
              <table:table-cell office:value-type="float" office:value="602.8645">
                <text:p>602.8645</text:p>
              </table:table-cell>
              <table:table-cell office:value-type="float" office:value="607.8232">
                <text:p>607.8232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642.798">
                <text:p>642.798</text:p>
              </table:table-cell>
              <table:table-cell office:value-type="float" office:value="651.0265">
                <text:p>651.0265</text:p>
              </table:table-cell>
              <table:table-cell office:value-type="float" office:value="653.5621">
                <text:p>653.562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689.2644">
                <text:p>689.2644</text:p>
              </table:table-cell>
              <table:table-cell office:value-type="float" office:value="700.3841">
                <text:p>700.3841</text:p>
              </table:table-cell>
              <table:table-cell office:value-type="float" office:value="703.3647">
                <text:p>703.36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